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" svg:font-family="Raleway, sans-serif"/>
    <style:font-face style:name="Roboto Condensed" svg:font-family="'Roboto Condensed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Raleway" fo:font-size="9.75pt" fo:letter-spacing="normal" fo:font-style="normal" fo:font-weight="normal" officeooo:rsid="001d0767" officeooo:paragraph-rsid="001d0767"/>
    </style:style>
    <style:style style:name="P2" style:family="paragraph" style:parent-style-name="Standard">
      <style:text-properties fo:font-variant="normal" fo:text-transform="none" fo:color="#000000" style:font-name="Raleway" fo:font-size="9.75pt" fo:letter-spacing="normal" fo:font-style="normal" fo:font-weight="normal" officeooo:rsid="001dee58" officeooo:paragraph-rsid="001dee58"/>
    </style:style>
    <style:style style:name="P3" style:family="paragraph" style:parent-style-name="Standard" style:list-style-name="L3">
      <style:text-properties fo:font-variant="normal" fo:text-transform="none" fo:color="#000000" style:font-name="Raleway" fo:font-size="9.75pt" fo:letter-spacing="normal" fo:font-style="normal" fo:font-weight="normal" officeooo:rsid="001dee58" officeooo:paragraph-rsid="001dee58"/>
    </style:style>
    <style:style style:name="P4" style:family="paragraph" style:parent-style-name="Standard" style:list-style-name="L4">
      <style:text-properties fo:font-variant="normal" fo:text-transform="none" fo:color="#000000" style:font-name="Raleway" fo:font-size="9.75pt" fo:letter-spacing="normal" fo:font-style="normal" fo:font-weight="normal" officeooo:rsid="001dee58" officeooo:paragraph-rsid="001dee58"/>
    </style:style>
    <style:style style:name="P5" style:family="paragraph" style:parent-style-name="Standard" style:list-style-name="L6">
      <style:text-properties fo:font-variant="normal" fo:text-transform="none" fo:color="#000000" style:font-name="Raleway" fo:font-size="9.75pt" fo:letter-spacing="normal" fo:font-style="normal" fo:font-weight="normal" officeooo:rsid="001dee58" officeooo:paragraph-rsid="001dee58"/>
    </style:style>
    <style:style style:name="P6" style:family="paragraph" style:parent-style-name="Standard" style:list-style-name="L7">
      <style:text-properties fo:font-variant="normal" fo:text-transform="none" fo:color="#000000" style:font-name="Raleway" fo:font-size="9.75pt" fo:letter-spacing="normal" fo:font-style="normal" fo:font-weight="normal" officeooo:rsid="001dee58" officeooo:paragraph-rsid="001dee58"/>
    </style:style>
    <style:style style:name="P7" style:family="paragraph" style:parent-style-name="Standard" style:list-style-name="L8">
      <style:text-properties fo:font-variant="normal" fo:text-transform="none" fo:color="#000000" style:font-name="Raleway" fo:font-size="9.75pt" fo:letter-spacing="normal" fo:font-style="normal" fo:font-weight="normal" officeooo:rsid="001dee58" officeooo:paragraph-rsid="001dee58"/>
    </style:style>
    <style:style style:name="P8" style:family="paragraph" style:parent-style-name="Standard" style:list-style-name="L9">
      <style:text-properties fo:font-variant="normal" fo:text-transform="none" fo:color="#000000" style:font-name="Raleway" fo:font-size="9.75pt" fo:letter-spacing="normal" fo:font-style="normal" fo:font-weight="normal" officeooo:rsid="001dee58" officeooo:paragraph-rsid="001dee58"/>
    </style:style>
    <style:style style:name="P9" style:family="paragraph" style:parent-style-name="Standard">
      <style:text-properties fo:font-variant="normal" fo:text-transform="none" fo:color="#000000" style:font-name="Raleway" fo:font-size="9.75pt" fo:letter-spacing="normal" fo:font-style="normal" fo:font-weight="normal" officeooo:rsid="001f7c4c" officeooo:paragraph-rsid="001f7c4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29in" fo:text-indent="-0.25in" fo:margin-left="0.54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29in" fo:text-indent="-0.25in" fo:margin-left="0.79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29in" fo:text-indent="-0.25in" fo:margin-left="1.04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29in" fo:text-indent="-0.25in" fo:margin-left="1.29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29in" fo:text-indent="-0.25in" fo:margin-left="1.54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29in" fo:text-indent="-0.25in" fo:margin-left="1.79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29in" fo:text-indent="-0.25in" fo:margin-left="2.04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29in" fo:text-indent="-0.25in" fo:margin-left="2.29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29in" fo:text-indent="-0.25in" fo:margin-left="2.54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29in" fo:text-indent="-0.25in" fo:margin-left="2.7929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hakti Kansara</text:p>
      <text:p text:style-name="P1"><text:a xlink:type="simple" xlink:href="mailto:bhakti.kansara@hotmail.com" text:style-name="Internet_20_link" text:visited-style-name="Visited_20_Internet_20_Link">bhakti.kansara@hotmail.com</text:a></text:p>
      <text:p text:style-name="P1">896-601-0701</text:p>
      <text:p text:style-name="P1"><text:tab/></text:p>
      <text:p text:style-name="P1">Objective </text:p>
      <text:p text:style-name="P1">A position best suited to my skills and capabilities and intend to pursue a deep career in computer field.</text:p>
      <text:p text:style-name="P1"/>
      <text:p text:style-name="P1">Education</text:p>
      <text:p text:style-name="P1"/>
      <text:p text:style-name="P2">BE (Infromation Technology)</text:p>
      <text:p text:style-name="P2">Shri Shankaracharya Institute of Professional Management and Technology – SSIPMT, Raipur</text:p>
      <text:p text:style-name="P2">2012-2016</text:p>
      <text:p text:style-name="P2"/>
      <text:list xml:id="list8937223975478556986" text:style-name="L3">
        <text:list-item>
          <text:p text:style-name="P3">Achieved top ranking (Branch Topper) in four consecutive semester exams. </text:p>
        </text:list-item>
        <text:list-item>
          <text:p text:style-name="P3">Achieved top ranking (College Topper) in 2nd semester exam.</text:p>
        </text:list-item>
      </text:list>
      <text:p text:style-name="P2"/>
      <text:p text:style-name="P2">Class 12<text:span text:style-name="T1">th</text:span></text:p>
      <text:p text:style-name="P2"><text:span text:style-name="T2">Krishna Public School, Raipur</text:span></text:p>
      <text:p text:style-name="P2"><text:span text:style-name="T2">2011-2012</text:span></text:p>
      <text:p text:style-name="P2"><text:span text:style-name="T2"/></text:p>
      <text:p text:style-name="P2"><text:span text:style-name="T2">CGPA: 8.2</text:span></text:p>
      <text:p text:style-name="P2"><text:span text:style-name="T2"/></text:p>
      <text:p text:style-name="P2">Class 10<text:span text:style-name="T1">th</text:span></text:p>
      <text:p text:style-name="P2"><text:span text:style-name="T2">Krishna Public School, Raipur</text:span></text:p>
      <text:p text:style-name="P2"><text:span text:style-name="T2">2009-2010</text:span></text:p>
      <text:p text:style-name="P2"><text:span text:style-name="T2"/></text:p>
      <text:p text:style-name="P2"><text:span text:style-name="T2">Percentage: 77.9%</text:span></text:p>
      <text:p text:style-name="P2"><text:span text:style-name="T2"/></text:p>
      <text:p text:style-name="P2"><text:span text:style-name="T2"/></text:p>
      <text:p text:style-name="P2"><text:span text:style-name="T2">Technical Skills </text:span></text:p>
      <text:p text:style-name="P2"><text:span text:style-name="T2"/></text:p>
      <text:p text:style-name="P2"><text:span text:style-name="T2">Languages : Java, C, C++, HTML, CSS, JavaScript</text:span></text:p>
      <text:p text:style-name="P2"><text:span text:style-name="T2">Databases : SQL and MS Access</text:span></text:p>
      <text:p text:style-name="P2"><text:span text:style-name="T2">Tools : Eclipse, NetBeans</text:span></text:p>
      <text:p text:style-name="P2"><text:span text:style-name="T2">Frameworks : Grails</text:span></text:p>
      <text:p text:style-name="P2"><text:span text:style-name="T2">Working Platforms : Windows, Linux</text:span></text:p>
      <text:p text:style-name="P2"><text:span text:style-name="T2">Basic Knowledge of : Data Structures</text:span></text:p>
      <text:p text:style-name="P2"><text:span text:style-name="T2"/></text:p>
      <text:p text:style-name="P2"><text:span text:style-name="T2">Achievements </text:span></text:p>
      <text:list xml:id="list7782299179821025418" text:style-name="L4">
        <text:list-item>
          <text:p text:style-name="P4"><text:span text:style-name="T2">Oracle Certified Java Programmer (OCJP Certified), Java SE 6</text:span></text:p>
        </text:list-item>
        <text:list-item>
          <text:p text:style-name="P4"><text:span text:style-name="T2">Won 1st prize in “Obfuscator” (Programming event) held in IGNUS’15 (IIT Jodhpur)</text:span></text:p>
        </text:list-item>
        <text:list-item>
          <text:p text:style-name="P4"><text:span text:style-name="T2">Participated in events like Online Debugging, Web craft (HTML), NFS.<text:tab/></text:span></text:p>
        </text:list-item>
      </text:list>
      <text:p text:style-name="P2"><text:span text:style-name="T2"/></text:p>
      <text:p text:style-name="P2"><text:span text:style-name="T2">Trainings &amp; Internships </text:span></text:p>
      <text:list xml:id="list4384191114411459410" text:style-name="L6">
        <text:list-item>
          <text:p text:style-name="P5"><text:span text:style-name="T2">1 month internship in Causecode Technologies, Pune and done a project of web application “Codigo” using Grails, Git and MySql</text:span></text:p>
        </text:list-item>
        <text:list-item>
          <text:p text:style-name="P5"><text:span text:style-name="T2">30 days Training on Java from Effcon , Raipur during June-July 2014</text:span></text:p>
        </text:list-item>
        <text:list-item>
          <text:p text:style-name="P5"><text:span text:style-name="T2">30 days Training on “C++ Programming” from Simply C, Raipur during Jan-Feb 2014</text:span></text:p>
        </text:list-item>
        <text:list-item>
          <text:p text:style-name="P5"><text:span text:style-name="T2">30 days Training on “C Programming” from Simply C, Raipur during Aug-Sept 2013</text:span></text:p>
        </text:list-item>
      </text:list>
      <text:p text:style-name="P2"><text:span text:style-name="T2"/></text:p>
      <text:p text:style-name="P2"><text:span text:style-name="T2">Projects </text:span></text:p>
      <text:p text:style-name="P2"><text:span text:style-name="T2"/></text:p>
      <text:list xml:id="list4761616810360896300" text:style-name="L7">
        <text:list-item>
          <text:p text:style-name="P6"><text:span text:style-name="T2">Codigo – Web Application </text:span></text:p>
        </text:list-item>
      </text:list>
      <text:p text:style-name="P2"><text:span text:style-name="T2"><text:tab/><text:tab/><text:tab/>Technology used : Grails, Git, MySql</text:span></text:p>
      <text:p text:style-name="P2"><text:span text:style-name="T2"><text:tab/><text:tab/><text:tab/>Website URL: </text:span></text:p>
      <text:p text:style-name="P2"><text:span text:style-name="T2"/></text:p>
      <text:list xml:id="list344898537542606580" text:style-name="L8">
        <text:list-item>
          <text:p text:style-name="P7"><text:span text:style-name="T2">Student Management System</text:span></text:p>
        </text:list-item>
      </text:list>
      <text:p text:style-name="P2"><text:span text:style-name="T2"><text:tab/><text:tab/><text:tab/>Technology used : Java Eclipse</text:span></text:p>
      <text:p text:style-name="P2"><text:span text:style-name="T2"/></text:p>
      <text:list xml:id="list2849376346320498303" text:style-name="L9">
        <text:list-item>
          <text:p text:style-name="P8"><text:span text:style-name="T2">Quiz Website</text:span></text:p>
        </text:list-item>
      </text:list>
      <text:p text:style-name="P2"><text:span text:style-name="T2"><text:tab/><text:tab/><text:tab/>Technology used : HTML5, CSS3, Javascript</text:span></text:p>
      <text:p text:style-name="P2"><text:span text:style-name="T2"/></text:p>
      <text:p text:style-name="P9"><text:soft-page-break/><text:span text:style-name="T2">Personal Details</text:span></text:p>
      <text:p text:style-name="P9"><text:span text:style-name="T2"/></text:p>
      <text:p text:style-name="P9"><text:span text:style-name="T2">Father’s Name : Mr. Dinesh Kansara </text:span></text:p>
      <text:p text:style-name="P9"><text:span text:style-name="T2">Date of birth : 23rd of December 1995 </text:span></text:p>
      <text:p text:style-name="P9"><text:span text:style-name="T2">Gender : Female </text:span></text:p>
      <text:p text:style-name="P9"><text:span text:style-name="T2">Languages known : Hindi, English, Gujarati </text:span></text:p>
      <text:p text:style-name="P9"><text:span text:style-name="T2">Nationality : Indian </text:span></text:p>
      <text:p text:style-name="P9"><text:span text:style-name="T2">Correspondence Address : Raipur (C.G)</text:span></text:p>
      <text:p text:style-name="P9"><text:span text:style-name="T2"/></text:p>
      <text:p text:style-name="P9"><text:span text:style-name="T2"/></text:p>
      <text:p text:style-name="P9"><text:span text:style-name="T2">I hereby declare that the information given above is true to the best of my knowledge and belief.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Date :</text:span></text:p>
      <text:p text:style-name="P9"><text:span text:style-name="T2">Place : Raipur<text:tab/><text:tab/><text:tab/><text:tab/><text:tab/><text:tab/><text:tab/><text:tab/><text:tab/><text:tab/></text:span></text:p>
      <text:p text:style-name="P9"><text:span text:style-name="T2"/></text:p>
      <text:p text:style-name="P9"><text:span text:style-name="T2"><text:tab/><text:tab/><text:tab/><text:tab/><text:tab/><text:tab/><text:tab/><text:tab/><text:tab/><text:tab/><text:tab/>Bhakti Kansara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aleway" svg:font-family="Raleway, sans-serif"/>
    <style:font-face style:name="Roboto Condensed" svg:font-family="'Roboto Condensed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0:22:50.217315067</meta:creation-date>
    <dc:date>2015-07-03T11:01:08.660744177</dc:date>
    <meta:editing-duration>PT4M7S</meta:editing-duration>
    <meta:editing-cycles>1</meta:editing-cycles>
    <meta:document-statistic meta:table-count="0" meta:image-count="0" meta:object-count="0" meta:page-count="2" meta:paragraph-count="55" meta:word-count="301" meta:character-count="1931" meta:non-whitespace-character-count="1646"/>
    <meta:generator>LibreOffice/4.4.2.2$Linux_X86_64 LibreOffice_project/40m0$Build-2</meta:generator>
  </office:meta>
</office:document-meta>
</file>